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8000036E1000029A7A635DED1.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top="0in" fo:margin-bottom="0.139in" fo:line-height="115%"/>
      <style:text-properties style:font-name="Times New Roman" fo:font-size="11pt" fo:language="en" fo:country="none" style:font-size-asian="11pt" style:font-size-complex="11pt"/>
    </style:style>
    <style:style style:name="P2" style:family="paragraph" style:parent-style-name="Standard">
      <style:paragraph-properties fo:margin-top="0in" fo:margin-bottom="0.139in" fo:line-height="115%" fo:text-align="center" style:justify-single-word="false"/>
      <style:text-properties style:font-name="Times New Roman" fo:font-size="11pt" fo:language="en" fo:country="none" style:font-size-asian="11pt" style:font-size-complex="11pt"/>
    </style:style>
    <style:style style:name="P3" style:family="paragraph" style:parent-style-name="Standard">
      <style:paragraph-properties fo:margin-top="0in" fo:margin-bottom="0.139in" fo:line-height="115%">
        <style:tab-stops/>
      </style:paragraph-properties>
      <style:text-properties style:font-name="Times New Roman" fo:font-size="11pt" fo:language="en" fo:country="none" style:font-size-asian="11pt" style:font-size-complex="11pt"/>
    </style:style>
    <style:style style:name="P4" style:family="paragraph" style:parent-style-name="Standard">
      <style:paragraph-properties fo:margin-top="0in" fo:margin-bottom="0.139in" fo:line-height="115%"/>
      <style:text-properties style:font-name="Times New Roman" fo:font-size="11pt" fo:language="en" fo:country="none" fo:font-weight="bold" style:font-size-asian="11pt" style:font-weight-asian="bold" style:font-size-complex="11pt" style:font-weight-complex="bold"/>
    </style:style>
    <style:style style:name="P5" style:family="paragraph" style:parent-style-name="Standard">
      <style:paragraph-properties fo:margin-top="0in" fo:margin-bottom="0.139in" fo:line-height="115%"/>
      <style:text-properties style:font-name="Times New Roman" fo:font-size="11pt" style:font-size-asian="11pt" style:font-size-complex="11pt"/>
    </style:style>
    <style:style style:name="P6" style:family="paragraph" style:parent-style-name="Standard">
      <style:paragraph-properties fo:margin-top="0in" fo:margin-bottom="0.139in" fo:line-height="115%"/>
      <style:text-properties style:font-name="Times New Roman" fo:font-size="18pt" fo:language="en" fo:country="none" style:font-size-asian="18pt" style:font-size-complex="18pt"/>
    </style:style>
    <style:style style:name="P7" style:family="paragraph" style:parent-style-name="Standard">
      <style:paragraph-properties fo:margin-top="0in" fo:margin-bottom="0.139in" fo:line-height="115%"/>
      <style:text-properties style:font-name="Times New Roman" fo:font-size="18pt" fo:language="en" fo:country="none" style:text-underline-style="solid" style:text-underline-width="auto" style:text-underline-color="font-color" style:font-size-asian="18pt" style:font-size-complex="18pt"/>
    </style:style>
    <style:style style:name="P8" style:family="paragraph" style:parent-style-name="Standard">
      <style:paragraph-properties fo:margin-top="0in" fo:margin-bottom="0.139in" fo:line-height="115%">
        <style:tab-stops/>
      </style:paragraph-properties>
      <style:text-properties style:font-name="Times New Roman" fo:font-size="18pt" fo:language="en" fo:country="none" style:text-underline-style="solid" style:text-underline-width="auto" style:text-underline-color="font-color" fo:font-weight="bold" style:font-size-asian="18pt" style:font-weight-asian="bold" style:font-size-complex="18pt" style:font-weight-complex="bold"/>
    </style:style>
    <style:style style:name="P9" style:family="paragraph" style:parent-style-name="Standard">
      <style:paragraph-properties fo:margin-top="0in" fo:margin-bottom="0.139in" fo:line-height="115%"/>
      <style:text-properties style:font-name="Times New Roman" fo:font-size="18pt" style:font-size-asian="18pt" style:font-size-complex="18pt"/>
    </style:style>
    <style:style style:name="P10" style:family="paragraph" style:parent-style-name="Standard">
      <style:paragraph-properties fo:margin-top="0in" fo:margin-bottom="0.139in" fo:line-height="115%">
        <style:tab-stops/>
      </style:paragraph-properties>
      <style:text-properties style:font-name="Times New Roman" fo:font-size="16pt" fo:language="en" fo:country="none" style:font-size-asian="16pt" style:font-size-complex="16pt"/>
    </style:style>
    <style:style style:name="P11" style:family="paragraph" style:parent-style-name="Standard">
      <style:paragraph-properties fo:margin-top="0in" fo:margin-bottom="0.139in" fo:line-height="115%"/>
      <style:text-properties style:font-name="Times New Roman"/>
    </style:style>
    <style:style style:name="P12" style:family="paragraph" style:parent-style-name="Standard">
      <style:paragraph-properties fo:margin-top="0in" fo:margin-bottom="0.139in" fo:line-height="100%"/>
      <style:text-properties style:font-name="Times New Roman" fo:font-size="28pt" style:font-size-asian="28pt" style:font-size-complex="28pt"/>
    </style:style>
    <style:style style:name="P13" style:family="paragraph" style:parent-style-name="Standard">
      <style:paragraph-properties fo:margin-top="0in" fo:margin-bottom="0.139in" fo:line-height="115%">
        <style:tab-stops/>
      </style:paragraph-properties>
    </style:style>
    <style:style style:name="P14" style:family="paragraph" style:parent-style-name="Standard">
      <style:paragraph-properties fo:margin-top="0in" fo:margin-bottom="0.139in" fo:line-height="115%"/>
      <style:text-properties style:font-name="Times New Roman" fo:font-size="11pt" fo:language="en" fo:country="none" style:font-size-asian="11pt" style:font-size-complex="11pt"/>
    </style:style>
    <style:style style:name="P15" style:family="paragraph" style:parent-style-name="Standard">
      <style:paragraph-properties fo:margin-top="0in" fo:margin-bottom="0.139in" fo:line-height="115%" fo:text-align="center" style:justify-single-word="false"/>
      <style:text-properties style:font-name="Times New Roman" fo:font-size="11pt" fo:language="en" fo:country="none" style:font-size-asian="11pt" style:font-size-complex="11pt"/>
    </style:style>
    <style:style style:name="P16" style:family="paragraph" style:parent-style-name="Standard">
      <style:paragraph-properties fo:margin-top="0in" fo:margin-bottom="0.139in" fo:line-height="115%"/>
      <style:text-properties style:font-name="Times New Roman" fo:font-size="11pt" style:font-size-asian="11pt" style:font-size-complex="11pt"/>
    </style:style>
    <style:style style:name="P17" style:family="paragraph" style:parent-style-name="Standard">
      <style:paragraph-properties fo:margin-top="0in" fo:margin-bottom="0.139in" fo:line-height="115%">
        <style:tab-stops/>
      </style:paragraph-properties>
      <style:text-properties style:font-name="Times New Roman" fo:font-size="14pt" fo:language="en" fo:country="none" style:font-size-asian="14pt" style:font-size-complex="14pt"/>
    </style:style>
    <style:style style:name="P18" style:family="paragraph" style:parent-style-name="Standard" style:master-page-name="Standard">
      <style:paragraph-properties fo:margin-top="0in" fo:margin-bottom="0.139in" fo:line-height="115%" fo:text-align="center" style:justify-single-word="false" style:page-number="auto"/>
      <style:text-properties style:font-name="Times New Roman" fo:font-size="11pt" fo:language="en" fo:country="none" style:font-size-asian="11pt" style:font-size-complex="11pt"/>
    </style:style>
    <style:style style:name="T1" style:family="text">
      <style:text-properties fo:font-size="11pt" fo:language="en" fo:country="none" style:font-size-asian="11pt" style:font-size-complex="11pt"/>
    </style:style>
    <style:style style:name="T2" style:family="text">
      <style:text-properties fo:font-size="11pt" fo:language="en" fo:country="none" style:text-underline-style="solid" style:text-underline-width="auto" style:text-underline-color="font-color" style:font-size-asian="11pt" style:font-size-complex="11pt"/>
    </style:style>
    <style:style style:name="T3" style:family="text">
      <style:text-properties fo:font-size="11pt" style:font-size-asian="11pt" style:font-size-complex="11pt"/>
    </style:style>
    <style:style style:name="T4"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5" style:family="text">
      <style:text-properties style:use-window-font-color="true" style:font-name="Times New Roman" fo:font-size="11pt" fo:language="en" fo:country="none" style:text-underline-style="none" style:font-size-asian="11pt" style:font-size-complex="11pt"/>
    </style:style>
    <style:style style:name="T6" style:family="text">
      <style:text-properties style:font-name="Times New Roman" fo:font-size="11pt" fo:language="en" fo:country="none" style:font-size-asian="11pt" style:font-size-complex="11pt"/>
    </style:style>
    <style:style style:name="T7" style:family="text">
      <style:text-properties style:text-underline-style="solid" style:text-underline-width="auto" style:text-underline-color="font-color"/>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2">Laboratoy Paper</text:p>
      <text:p text:style-name="P2"><text:s/>Avram Maria-Eliana</text:p>
      <text:p text:style-name="P2"><text:s/>Grupa 1.1, Anul 1, Specializarea Calculatoare in Limba Engleza</text:p>
      <text:p text:style-name="P2"><text:s/></text:p>
      <text:p text:style-name="P2"/>
      <text:p text:style-name="P8">Contents:</text:p>
      <text:p text:style-name="P17">1. Problem statement...........................................................................</text:p>
      <text:p text:style-name="P17">2. Algorithms.......................................................................................</text:p>
      <text:p text:style-name="P3"><text:s/><text:tab/>2.1 Knapsack algorithm ~</text:p>
      <text:p text:style-name="P3"><text:s/><text:tab/>2.2 Explanation of the knapsack algorithm ~</text:p>
      <text:p text:style-name="P3"><text:s/><text:tab/>2.3 Algorithm for enumerating selected items ~</text:p>
      <text:p text:style-name="P3"><text:tab/>2.4 Explanation of the Algorithm for Enumerating Selected Items ~</text:p>
      <text:p text:style-name="P10">3. Experimental Data.............................................................</text:p>
      <text:p text:style-name="P13"><text:span text:style-name="T6"><text:s/>GitHub Link: &lt; </text:span><text:span text:style-name="T6">&gt;</text:span></text:p>
      <text:p text:style-name="P2"/>
      <text:p text:style-name="P2"/>
      <text:p text:style-name="P2"/>
      <text:p text:style-name="P7">1. Problem statement </text:p>
      <text:p text:style-name="P1"/>
      <text:p text:style-name="P1"><text:s/><text:tab/>The goal of this lab work is to address the following problem: a fisherman must choose lobsters from a collection in such a way that the total value is maximized, while ensuring the total size does not exceed the capacity of his net. This problem is a variation of the classic knapsack problem, with the additional requirement of listing the selected lobsters.</text:p>
      <text:p text:style-name="P1"/>
      <text:p text:style-name="P1">The scenario is as follows: The fisherman has a net with a specified maximum capacity. He has a collection of lobsters, each characterized by a name, size, and value. The program should take as <text:soft-page-break/>input the net's maximum capacity and the details of each lobster. The objective is to find the optimal combination of lobsters that maximizes the total value without surpassing the net's capacity limit.</text:p>
      <text:p text:style-name="P1"/>
      <text:p text:style-name="P1">Mathematically, the problem can be defined as:</text:p>
      <text:p text:style-name="P1"/>
      <text:p text:style-name="P4">Input:</text:p>
      <text:p text:style-name="P1">Input File Contents:</text:p>
      <text:p text:style-name="P1"><text:s text:c="3"/>- Net Capacity (first line of input file)</text:p>
      <text:p text:style-name="P1"><text:s text:c="3"/>- Lobsters (subsequent lines of input file)</text:p>
      <text:p text:style-name="P1"><text:s text:c="5"/>- Lobster Name (string)</text:p>
      <text:p text:style-name="P1"><text:s text:c="5"/>- Lobster Size (integer)</text:p>
      <text:p text:style-name="P1"><text:s text:c="5"/>- Lobster Value (integer)</text:p>
      <text:p text:style-name="P1"/>
      <text:p text:style-name="P1"><text:s/>Program Constants:</text:p>
      <text:p text:style-name="P1"><text:s text:c="3"/>- MAX_NAME_LENGTH (defined in lobster.h)</text:p>
      <text:p text:style-name="P1"/>
      <text:p text:style-name="P4">Output:</text:p>
      <text:p text:style-name="P1">- A subset of selected lobsters such that:</text:p>
      <text:p text:style-name="P1"><text:s/><text:tab/> - The sum of the sizes of the selected lobsters is less than or equal to C.</text:p>
      <text:p text:style-name="P1"><text:s/><text:tab/> - The sum of the values of the selected lobsters is maximized.</text:p>
      <text:p text:style-name="P1"><text:s text:c="2"/><text:tab/>- The selected lobsters are enumerated.</text:p>
      <text:p text:style-name="P1"/>
      <text:p text:style-name="P1"><text:tab/>Therefore, this problem is a combinatorial optimization challenge, similar to the knapsack problem, with the additional requirement of listing the selected lobsters. Developing an efficient algorithm for this problem involves tackling the combinatorial complexity to ensure that the solution is optimal within the given constraints.</text:p>
      <text:p text:style-name="P1"/>
      <text:p text:style-name="P7"><text:soft-page-break/>2. Algorithms</text:p>
      <text:p text:style-name="P1"><text:s/>2.1 Algoritm </text:p>
      <text:p text:style-name="P1"><text:s/><text:tab/>To achieve the maximum possible value that can fit in the net, I used the knapsack dynamic programming algorithm. The time complexity of this algorithm is O(n * c), where n represents the number of lobsters and c is the maximum capacity.</text:p>
      <text:p text:style-name="P11"><text:span text:style-name="T1"><text:s/></text:span><text:span text:style-name="T2">Algorithm 1 (Knapsack)</text:span></text:p>
      <text:p text:style-name="P1"><text:s/>1: Let a table mat[0..n][0..C]</text:p>
      <text:p text:style-name="P1"><text:s/>2: for lobster_idx from 0 to num_lobsters:</text:p>
      <text:p text:style-name="P1"><text:s/>3: for capacity_idx from 0 to max_net_capacity:</text:p>
      <text:p text:style-name="P1"><text:s/>4: if capacity_idx == 0 or lobster_idx == 0:</text:p>
      <text:p text:style-name="P1"><text:s/>5: set_matrix_value(dp_matrix, lobster_idx, capacity_idx, 0)</text:p>
      <text:p text:style-name="P1"><text:s/>6: <text:s text:c="3"/>else if lobster_list[lobster_idx - 1].size &lt;= capacity_idx:</text:p>
      <text:p text:style-name="P1"><text:s/>7: <text:s/>set_matrix_value(dp_matrix, lobster_idx, capacity_idx,</text:p>
      <text:p text:style-name="P1"><text:s/>8: <text:s/>max(</text:p>
      <text:p text:style-name="P1"><text:s/>9: <text:s/>lobster_list[lobster_idx - 1].value +</text:p>
      <text:p text:style-name="P1">10: <text:s text:c="2"/>get_matrix_value(dp_matrix, lobster_idx - 1, capacity_idx - lobster_list[lobster_idx-1].size),</text:p>
      <text:p text:style-name="P1">11: get_matrix_value(dp_matrix, lobster_idx - 1, capacity_idx)</text:p>
      <text:p text:style-name="P1"><text:s text:c="16"/>)</text:p>
      <text:p text:style-name="P1"><text:s text:c="12"/>)</text:p>
      <text:p text:style-name="P1">12: return mat[n][C]</text:p>
      <text:p text:style-name="P1"><text:s/></text:p>
      <text:p text:style-name="P1"/>
      <text:p text:style-name="P1"/>
      <text:p text:style-name="P1"/>
      <text:p text:style-name="P1"/>
      <text:p text:style-name="P1"/>
      <text:p text:style-name="P1"/>
      <text:p text:style-name="P7"><text:soft-page-break/>2.2 Explanation of the knapsack algorithm</text:p>
      <text:p text:style-name="P1"><text:tab/>1. Initialization Loop:</text:p>
      <text:p text:style-name="P1"><text:s text:c="3"/>Iterate through each lobster index from 0 to num_lobsters.</text:p>
      <text:p text:style-name="P1"><text:s text:c="3"/>For each lobster index, iterate through each capacity index from 0 to max_net_capacity.</text:p>
      <text:p text:style-name="P1"><text:tab/>2. Base Case:</text:p>
      <text:p text:style-name="P1"><text:s text:c="3"/>If the capacity index is 0 or the lobster index is 0, set the value in the dp_matrix at position [lobster_index][capacity_index] to 0.</text:p>
      <text:p text:style-name="P1"><text:tab/>3. Recursive Case:</text:p>
      <text:p text:style-name="P1"><text:s text:c="3"/>If the size of the current lobster (lobster_list[lobster_index - 1].size) is less than or equal to the current capacity (capacity_index):</text:p>
      <text:p text:style-name="P1"><text:s text:c="3"/>Set the value in the dp_matrix at position [lobster_index][capacity_index] to the maximum of:</text:p>
      <text:p text:style-name="P1"><text:s text:c="3"/>- The value of the current lobster (lobster_list[lobster_index - 1].value) plus the value from the dp_matrix at the position [lobster_index - 1][capacity_index - lobster_list[lobster_index - 1].size].</text:p>
      <text:p text:style-name="P1"><text:s text:c="3"/>- The value from the dp_matrix at the position [lobster_index - 1][capacity_index].</text:p>
      <text:p text:style-name="P1"/>
      <text:p text:style-name="P1"/>
      <text:p text:style-name="P6"><text:s/><text:span text:style-name="T7">2.3 Algorithm for enumerating selected items</text:span></text:p>
      <text:p text:style-name="P5"><text:tab/> To determine which objects have been selected to achieve the maximum</text:p>
      <text:p text:style-name="P5"><text:s/>value, we can traverse the table mat in reverse order, starting from mat[n][C]:</text:p>
      <text:p text:style-name="P11"><text:span text:style-name="T3"><text:s/></text:span><text:span text:style-name="T4">Algorithm 2 : </text:span><text:span text:style-name="T3">Algorithm for Enumerating Selected Items</text:span></text:p>
      <text:p text:style-name="P5"><text:s/>1: Initialize the empty list selected Items</text:p>
      <text:p text:style-name="P5"><text:s/>2: while current_lobster != 0 and remaining_capacity != 0:</text:p>
      <text:p text:style-name="P5"><text:s/>3: <text:s/>if get_matrix_value(dp_matrix, current_lobster, remaining_capacity) != get_matrix_value(dp_matrix, current_lobster - 1, remaining_capacity):</text:p>
      <text:p text:style-name="P5"><text:s/>4: <text:s text:c="2"/>write lobster_list[current_lobster - 1].name to output_file</text:p>
      <text:p text:style-name="P5"><text:s/>5: <text:s/>if remaining_capacity &gt; lobster_list[current_lobster - 1].size:</text:p>
      <text:p text:style-name="P5"><text:s/>6: <text:s/>remaining_capacity = remaining_capacity - lobster_list[current_lobster - 1].size</text:p>
      <text:p text:style-name="P5"><text:soft-page-break/><text:s/>7: <text:s text:c="3"/>else:</text:p>
      <text:p text:style-name="P5"><text:s/>8: <text:s text:c="2"/>remaining_capacity = 0</text:p>
      <text:p text:style-name="P5"><text:s/>9: current_lobster = current_lobster - 1</text:p>
      <text:p text:style-name="P5">10: free dp_matrix.elements</text:p>
      <text:p text:style-name="P5">11: write "=== Value in the knapsack" optimal_value "===" to output_file</text:p>
      <text:p text:style-name="P5"/>
      <text:p text:style-name="P5"/>
      <text:p text:style-name="P9"><text:s/><text:span text:style-name="T7">2.4 Explanation of the Algorithm for Enumerating Selected Items</text:span></text:p>
      <text:p text:style-name="P5"><text:s/><text:tab/>1. Loop Until No More Lobsters or Capacity:</text:p>
      <text:p text:style-name="P5"><text:s text:c="3"/>→ <text:s/>Continue the loop while current_lobster is not zero and remaining_capacity is not zero.</text:p>
      <text:p text:style-name="P5"><text:s text:c="3"/>→ <text:s/>Check if the Lobster is Included in the Optimal Solution:</text:p>
      <text:p text:style-name="P5"><text:s text:c="5"/>- If the value in the matrix at the current lobster and remaining capacity differs from the value in the matrix at the previous lobster and the same capacity, this indicates that the current lobster was included in the optimal solution.</text:p>
      <text:p text:style-name="P5"/>
      <text:p text:style-name="P5"><text:tab/>2. Record the Lobster's Name:</text:p>
      <text:p text:style-name="P5"><text:s text:c="3"/>→ <text:s/>Write the name of the current lobster to the output file.</text:p>
      <text:p text:style-name="P5"><text:s text:c="3"/>→ <text:s/>Update Remaining Capacity:</text:p>
      <text:p text:style-name="P5"><text:s text:c="5"/>- If the remaining capacity is greater than the size of the current lobster, subtract the size of the current lobster from the remaining capacity.</text:p>
      <text:p text:style-name="P5"><text:s text:c="3"/></text:p>
      <text:p text:style-name="P5"><text:tab/>3. Otherwise:</text:p>
      <text:p text:style-name="P5"><text:s text:c="3"/>→ <text:s/>Set the remaining capacity to zero.</text:p>
      <text:p text:style-name="P5"><text:s text:c="3"/>→ <text:s/>Move to the Previous Lobster:</text:p>
      <text:p text:style-name="P5"><text:s text:c="3"/>→ <text:s/>Decrease the current_lobster counter by one to move to the previous lobster.</text:p>
      <text:p text:style-name="P5"/>
      <text:p text:style-name="P5"><text:soft-page-break/><text:tab/>4. Clean Up:</text:p>
      <text:p text:style-name="P5"><text:s text:c="3"/>→ <text:s/>Free the memory allocated for the matrix elements.</text:p>
      <text:p text:style-name="P5"/>
      <text:p text:style-name="P5"><text:tab/>5. Output the Optimal Value:</text:p>
      <text:p text:style-name="P5"><text:s text:c="3"/>→ <text:s/>Write the total value in the knapsack to the output file in the specified format.</text:p>
      <text:p text:style-name="P9"><text:s/><text:span text:style-name="T7">3 Experimental Data</text:span></text:p>
      <text:p text:style-name="P5"><text:s/><text:tab/>The program was executed on ten test files, each randomly generated using the "test-generator" program. The data in these files included lobsters with names shorter than 100 characters, and their sizes and values ranged from 1 to 1000. The first test file contained 1000 lobsters and a maximum net capacity of 1000, with each subsequent test file increasing the capacity by 1000. The parameters used for generating the files can be found in the params folder.</text:p>
      <text:p text:style-name="P5"><text:tab/>Below is a graph showing the execution time of the C implementation in relation to the number of objects in each test case.</text:p>
      <text:p text:style-name="P12"><draw:frame draw:style-name="fr1" draw:name="1" text:anchor-type="as-char" svg:width="5.5311in" svg:height="4.198in" draw:z-index="0"><draw:image xlink:href="Pictures/20000008000036E1000029A7A635DED1.wmf" xlink:type="simple" xlink:show="embed" xlink:actuate="onLoad"/></draw:frame></text:p>
      <text:p text:style-name="P5"><text:s/><text:tab/>The execution time increases exponentially due to the time complexity being O(n*c), where c is equal to n in this scenario.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alibri" fo:font-size="12pt" fo:language="en" fo:country="US" style:font-name-asian="Calibri" style:font-size-asian="12pt" style:language-asian="en" style:country-asian="US" style:font-name-complex="Calibri"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05-30T22:19:12.26</dc:date>
    <meta:generator>OpenOffice/4.1.10$Win32 OpenOffice.org_project/4110m2$Build-9807</meta:generator>
    <meta:document-statistic meta:table-count="0" meta:image-count="1" meta:object-count="0" meta:page-count="6" meta:paragraph-count="100" meta:word-count="996" meta:character-count="6829"/>
    <meta:editing-duration>PT21M54S</meta:editing-duration>
    <meta:editing-cycles>1</meta:editing-cycles>
  </office:meta>
</office:document-meta>
</file>